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estClass.getString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g_for_changhao.test_for_bu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TestClass.getIn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Class.setIntValue( int int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estClass.setStringValue( String string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